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line-height="137%" fo:text-align="end" style:justify-single-word="false" fo:orphans="0"/>
      <style:text-properties style:font-name="inherit" fo:font-weight="bold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37%" fo:text-indent="0cm" style:auto-text-indent="false"/>
      <style:text-properties style:font-name="Ari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7%" fo:text-indent="0cm" style:auto-text-indent="false"/>
      <style:text-properties style:font-name="Arial"/>
    </style:style>
    <style:style style:name="T1" style:family="text">
      <style:text-properties fo:font-variant="normal" fo:text-transform="none" fo:font-style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visions :</text:p>
      <text:p text:style-name="P3">test dynamique : on execute le code</text:p>
      <text:p text:style-name="P3">test statique : on n'execute pas le code</text:p>
      <text:p text:style-name="P3"/>
      <text:p text:style-name="P3">test unitaire -&gt; test d'intégration -&gt; test système -&gt; test d'acceptation</text:p>
      <text:p text:style-name="P3">Coût bug moins elevés si test régulier après chaque petite phase de dev</text:p>
      <text:p text:style-name="P3">test fonctionnel : valide résultats rendus par les services</text:p>
      <text:p text:style-name="P3">test non-fonctionnels : valide la manière dont les services sont rendus</text:p>
      <text:p text:style-name="P3">tests nominaux / de bon fonctionnement : entrer des données valides</text:p>
      <text:p text:style-name="P3">test robustesse : entrées invalides</text:p>
      <text:p text:style-name="P3">test performance : vitesse</text:p>
      <text:p text:style-name="P3">test non-régression : vérifie correction / patch n'ont pas de nouveaux bugs</text:p>
      <text:p text:style-name="P3">test de confirmation : valide la correction d'un défaut</text:p>
      <text:p text:style-name="P3"/>
      <text:p text:style-name="P3">test structuel -&gt; boite blanche</text:p>
      <text:p text:style-name="P3">test fonctionnel -&gt; boite noir</text:p>
      <text:p text:style-name="P3"/>
      <text:p text:style-name="P3">Chemins limites : traversent la boucle, mais ne l'itèrent pas</text:p>
      <text:p text:style-name="P3">Chemins intérieurs : itèrent la boucle une seule fois</text:p>
      <text:p text:style-name="P3"/>
      <text:p text:style-name="P3">Couverture tous-les-noeuds TER1. Pb : fait pas apparaitre anomalie parfois</text:p>
      <text:p text:style-name="P3">Couverture tous-les-arcs TER2. Pb : Pas de détection d’erreurs en cas de non-exécution d’une boucle</text:p>
      <text:p text:style-name="P3">Couverture tous les i-chemins TER1/2 : tous les chemins possibles passant de 0 à i fois dans chaque boucle du graphe de controle.</text:p>
      <text:p text:style-name="P3">Couverture tous chemins indépendants : parcourir tous les arcs dans chaque configuration possible.</text:p>
      <text:p text:style-name="P3">Nbre chemins indépendant = nbre condition élementaire + 1</text:p>
      <text:p text:style-name="P3">Couverture tous chemins : tous les i-chemins avec i=nbre maximal itération possible -&gt; bcp de tests</text:p>
      <text:p text:style-name="P3"/>
      <text:p text:style-name="P3">tous-les-chemins</text:p>
      <text:p text:style-name="P3">-- tous les i chemins</text:p>
      <text:p text:style-name="P3">-- tous les chemins indépendants</text:p>
      <text:p text:style-name="P3">----- tous les arcs</text:p>
      <text:p text:style-name="P3">---------- tous les noeuds</text:p>
      <text:p text:style-name="P3"/>
      <text:p text:style-name="P3">p-utilisation = variable dans condition comme if, while. Sinon c-utilisation.</text:p>
      <text:p text:style-name="P3"><text:soft-page-break/>Toutes les définitions : Pour chaque définition, il existe au moins un chemin qui le couvre dans un test</text:p>
      <text:p text:style-name="P3">Couverture de toutes les utilisations : Pour chaque définition et pour chaque utilisation accessible à partir de</text:p>
      <text:p text:style-name="P3">cette définition, couverture de toutes les utilisations</text:p>
      <text:p text:style-name="P3">Couverture de tous les DU chemins : Ce critère rajoute au critère toutes-les-utilisations le fait qu’on doit couvrir tous les chemins possibles entre la définition et la référence, en se limitant aux chemins sans cycle.</text:p>
      <text:p text:style-name="P3"/>
      <text:p text:style-name="P3">Classe équivalence : ensemble de données qui activent le même défaut</text:p>
      <text:p text:style-name="P3">Analyse partitionnel : faire classes d'équivalences, puis choisir 1 valeur de chaque, puis faire produit cartésien</text:p>
      <text:p text:style-name="P3"/>
      <text:p text:style-name="P3">Pair-wise étapes : selectionner 2 colonnes avec le plus de valeurs. Puis prendre la troisieme colonne, et décaler à chaque bloc d'une ligne en dessous. Pareil avec les autr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09:40:53.313350069</meta:creation-date>
    <dc:date>2023-04-06T09:47:36.461267611</dc:date>
    <meta:editing-duration>PT6M43S</meta:editing-duration>
    <meta:editing-cycles>1</meta:editing-cycles>
    <meta:document-statistic meta:table-count="0" meta:image-count="0" meta:object-count="0" meta:page-count="2" meta:paragraph-count="35" meta:word-count="380" meta:character-count="2387" meta:non-whitespace-character-count="2042"/>
    <meta:generator>LibreOffice/7.4.6.2$Linux_X86_64 LibreOffice_project/40$Build-2</meta:generator>
  </office:meta>
</office:document-meta>
</file>